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2">
  <office:meta>
    <meta:creation-date>2020-02-10T16:21:13.186527770</meta:creation-date>
    <meta:generator>LibreOfficeDev/7.0.0.0.alpha1$Linux_X86_64 LibreOffice_project/3a470a25bc1c41a77cf07facfda57abd75e9cc0b</meta:generator>
    <dc:date>2020-05-25T12:02:03.394664035</dc:date>
    <meta:editing-duration>PT8S</meta:editing-duration>
    <meta:editing-cycles>1</meta:editing-cycles>
    <meta:document-statistic meta:object-count="23"/>
  </office:meta>
</office:document-meta>
</file>